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aee" officeooo:paragraph-rsid="001d9aee"/>
    </style:style>
    <style:style style:name="P2" style:family="paragraph" style:parent-style-name="Standard">
      <style:text-properties officeooo:rsid="001d9aee" officeooo:paragraph-rsid="001dc4b2"/>
    </style:style>
    <style:style style:name="P3" style:family="paragraph" style:parent-style-name="Standard">
      <style:text-properties officeooo:rsid="001d9aee" officeooo:paragraph-rsid="001e99de"/>
    </style:style>
    <style:style style:name="P4" style:family="paragraph" style:parent-style-name="Standard">
      <style:text-properties officeooo:rsid="001d9aee" officeooo:paragraph-rsid="00207d1c"/>
    </style:style>
    <style:style style:name="P5" style:family="paragraph" style:parent-style-name="Standard">
      <style:text-properties officeooo:rsid="001dc4b2" officeooo:paragraph-rsid="001dc4b2"/>
    </style:style>
    <style:style style:name="P6" style:family="paragraph" style:parent-style-name="Standard">
      <style:text-properties fo:font-variant="normal" fo:text-transform="none" fo:color="#000000" fo:letter-spacing="normal" fo:font-style="normal" fo:font-weight="normal" officeooo:rsid="001dc970"/>
    </style:style>
    <style:style style:name="P7" style:family="paragraph" style:parent-style-name="Standard">
      <style:text-properties fo:font-variant="normal" fo:text-transform="none" fo:color="#000000" fo:letter-spacing="normal" fo:font-style="normal" fo:font-weight="normal" officeooo:rsid="001dc970" officeooo:paragraph-rsid="00207d1c"/>
    </style:style>
    <style:style style:name="P8" style:family="paragraph" style:parent-style-name="Standard">
      <style:text-properties fo:font-variant="normal" fo:text-transform="none" fo:color="#000000" fo:letter-spacing="normal" fo:font-style="normal" fo:font-weight="normal" officeooo:rsid="001dc970" officeooo:paragraph-rsid="001de769"/>
    </style:style>
    <style:style style:name="P9" style:family="paragraph" style:parent-style-name="Standard">
      <style:text-properties fo:font-variant="normal" fo:text-transform="none" fo:color="#000000" fo:letter-spacing="normal" fo:font-style="normal" fo:font-weight="normal" officeooo:rsid="00207d1c" officeooo:paragraph-rsid="002082af"/>
    </style:style>
    <style:style style:name="P10" style:family="paragraph" style:parent-style-name="Standard">
      <style:text-properties fo:font-variant="normal" fo:text-transform="none" fo:color="#000000" fo:letter-spacing="normal" fo:font-style="normal" fo:font-weight="normal" officeooo:rsid="00207d1c" officeooo:paragraph-rsid="00207d1c"/>
    </style:style>
    <style:style style:name="P11" style:family="paragraph" style:parent-style-name="Standard">
      <style:text-properties fo:font-variant="normal" fo:text-transform="none" fo:color="#000000" fo:letter-spacing="normal" fo:font-style="normal" fo:font-weight="normal" officeooo:rsid="00207d1c" officeooo:paragraph-rsid="0020b0b9"/>
    </style:style>
    <style:style style:name="P12" style:family="paragraph" style:parent-style-name="Standard">
      <style:text-properties fo:font-variant="normal" fo:text-transform="none" fo:color="#000000" fo:letter-spacing="normal" fo:font-style="normal" fo:font-weight="normal" officeooo:rsid="00207d1c" officeooo:paragraph-rsid="00226aee"/>
    </style:style>
    <style:style style:name="P13" style:family="paragraph" style:parent-style-name="Standard">
      <style:text-properties fo:font-variant="normal" fo:text-transform="none" fo:color="#000000" fo:letter-spacing="normal" fo:font-style="normal" fo:font-weight="normal" officeooo:rsid="00207d1c" officeooo:paragraph-rsid="0023b9f6"/>
    </style:style>
    <style:style style:name="P14" style:family="paragraph" style:parent-style-name="Standard">
      <style:text-properties fo:font-variant="normal" fo:text-transform="none" fo:color="#000000" fo:letter-spacing="normal" fo:font-style="normal" fo:font-weight="normal" officeooo:rsid="002082af" officeooo:paragraph-rsid="002082af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1dc970" style:font-weight-asian="bold" style:font-weight-complex="bold"/>
    </style:style>
    <style:style style:name="P17" style:family="paragraph" style:parent-style-name="Standard">
      <style:text-properties fo:font-weight="bold" officeooo:rsid="001dc970" officeooo:paragraph-rsid="001de769" style:font-weight-asian="bold" style:font-weight-complex="bold"/>
    </style:style>
    <style:style style:name="P18" style:family="paragraph" style:parent-style-name="Standard">
      <style:text-properties fo:font-weight="bold" officeooo:rsid="001dc970" officeooo:paragraph-rsid="001e99de" style:font-weight-asian="bold" style:font-weight-complex="bold"/>
    </style:style>
    <style:style style:name="P19" style:family="paragraph" style:parent-style-name="Standard">
      <style:text-properties officeooo:paragraph-rsid="001de769"/>
    </style:style>
    <style:style style:name="P20" style:family="paragraph" style:parent-style-name="Standard">
      <style:text-properties officeooo:paragraph-rsid="001e99de"/>
    </style:style>
    <style:style style:name="P21" style:family="paragraph" style:parent-style-name="Standard">
      <style:text-properties officeooo:rsid="001dc970"/>
    </style:style>
    <style:style style:name="P22" style:family="paragraph" style:parent-style-name="Standard">
      <style:text-properties officeooo:rsid="001dc970" officeooo:paragraph-rsid="001de769"/>
    </style:style>
    <style:style style:name="P23" style:family="paragraph" style:parent-style-name="Standard">
      <style:text-properties officeooo:rsid="001dc970" officeooo:paragraph-rsid="001e99de"/>
    </style:style>
    <style:style style:name="P24" style:family="paragraph" style:parent-style-name="Standard">
      <style:text-properties officeooo:rsid="001dc970" officeooo:paragraph-rsid="001dc970"/>
    </style:style>
    <style:style style:name="P25" style:family="paragraph" style:parent-style-name="Standard">
      <style:text-properties officeooo:rsid="001e99de" officeooo:paragraph-rsid="001e99de"/>
    </style:style>
    <style:style style:name="P26" style:family="paragraph" style:parent-style-name="Standard">
      <style:text-properties officeooo:rsid="001e99de" officeooo:paragraph-rsid="00207d1c"/>
    </style:style>
    <style:style style:name="P27" style:family="paragraph" style:parent-style-name="Standard">
      <style:text-properties officeooo:rsid="001e99de" officeooo:paragraph-rsid="00226aee"/>
    </style:style>
    <style:style style:name="P28" style:family="paragraph" style:parent-style-name="Standard">
      <style:text-properties officeooo:rsid="001e99de" officeooo:paragraph-rsid="0023b9f6"/>
    </style:style>
    <style:style style:name="P29" style:family="paragraph" style:parent-style-name="Standard">
      <style:text-properties officeooo:rsid="001de769"/>
    </style:style>
    <style:style style:name="P30" style:family="paragraph" style:parent-style-name="Standard">
      <style:text-properties officeooo:rsid="001de769" officeooo:paragraph-rsid="001de769"/>
    </style:style>
    <style:style style:name="P31" style:family="paragraph" style:parent-style-name="Standard">
      <style:text-properties officeooo:rsid="00207d1c" officeooo:paragraph-rsid="00207d1c"/>
    </style:style>
    <style:style style:name="P32" style:family="paragraph" style:parent-style-name="Standard">
      <style:text-properties officeooo:rsid="00207d1c" officeooo:paragraph-rsid="002082af"/>
    </style:style>
    <style:style style:name="P33" style:family="paragraph" style:parent-style-name="Standard">
      <style:text-properties officeooo:rsid="00207d1c" officeooo:paragraph-rsid="0020b0b9"/>
    </style:style>
    <style:style style:name="P34" style:family="paragraph" style:parent-style-name="Standard">
      <style:text-properties officeooo:rsid="00207d1c" officeooo:paragraph-rsid="00226aee"/>
    </style:style>
    <style:style style:name="P35" style:family="paragraph" style:parent-style-name="Standard">
      <style:text-properties officeooo:rsid="00207d1c" officeooo:paragraph-rsid="0023b9f6"/>
    </style:style>
    <style:style style:name="P36" style:family="paragraph" style:parent-style-name="Text_20_body">
      <style:text-properties officeooo:rsid="001dc4b2" officeooo:paragraph-rsid="001dc4b2"/>
    </style:style>
    <style:style style:name="P37" style:family="paragraph" style:parent-style-name="Text_20_body">
      <style:text-properties officeooo:rsid="001dc4b2" officeooo:paragraph-rsid="002082af"/>
    </style:style>
    <style:style style:name="P38" style:family="paragraph" style:parent-style-name="Text_20_body">
      <style:text-properties officeooo:rsid="001e99de" officeooo:paragraph-rsid="001e99de"/>
    </style:style>
    <style:style style:name="P39" style:family="paragraph" style:parent-style-name="Text_20_body">
      <style:text-properties officeooo:rsid="001e99de" officeooo:paragraph-rsid="002082af"/>
    </style:style>
    <style:style style:name="P40" style:family="paragraph" style:parent-style-name="Preformatted_20_Text">
      <style:text-properties fo:font-variant="normal" fo:text-transform="none" fo:color="#000000" fo:letter-spacing="normal" fo:font-style="normal" fo:font-weight="normal" officeooo:rsid="001d9aee" officeooo:paragraph-rsid="001de769"/>
    </style:style>
    <style:style style:name="P41" style:family="paragraph" style:parent-style-name="Preformatted_20_Text">
      <style:text-properties fo:font-variant="normal" fo:text-transform="none" fo:color="#000000" fo:letter-spacing="normal" fo:font-style="normal" fo:font-weight="normal" officeooo:rsid="001d9aee" officeooo:paragraph-rsid="00207d1c"/>
    </style:style>
    <style:style style:name="P42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1dc970"/>
    </style:style>
    <style:style style:name="P43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1e99de"/>
    </style:style>
    <style:style style:name="P44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07d1c"/>
    </style:style>
    <style:style style:name="P45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082af"/>
    </style:style>
    <style:style style:name="P46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0b0b9"/>
    </style:style>
    <style:style style:name="P47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26aee"/>
    </style:style>
    <style:style style:name="P48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3b9f6"/>
    </style:style>
    <style:style style:name="P49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1e99de" style:font-weight-asian="bold" style:font-weight-complex="bold"/>
    </style:style>
    <style:style style:name="P50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07d1c" style:font-weight-asian="bold" style:font-weight-complex="bold"/>
    </style:style>
    <style:style style:name="P51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082af" style:font-weight-asian="bold" style:font-weight-complex="bold"/>
    </style:style>
    <style:style style:name="P52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0b0b9" style:font-weight-asian="bold" style:font-weight-complex="bold"/>
    </style:style>
    <style:style style:name="P53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26aee" style:font-weight-asian="bold" style:font-weight-complex="bold"/>
    </style:style>
    <style:style style:name="P54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3b9f6" style:font-weight-asian="bold" style:font-weight-complex="bold"/>
    </style:style>
    <style:style style:name="P55" style:family="paragraph" style:parent-style-name="Standard" style:list-style-name="L1">
      <style:text-properties fo:font-variant="normal" fo:text-transform="none" fo:color="#000000" fo:letter-spacing="normal" fo:font-style="normal" fo:font-weight="normal" officeooo:rsid="00207d1c" officeooo:paragraph-rsid="002082af"/>
    </style:style>
    <style:style style:name="P56" style:family="paragraph" style:parent-style-name="Standard">
      <style:text-properties fo:font-variant="normal" fo:text-transform="none" fo:color="#000000" fo:letter-spacing="normal" fo:font-style="normal" fo:font-weight="normal" officeooo:rsid="00207d1c" officeooo:paragraph-rsid="00253eb9"/>
    </style:style>
    <style:style style:name="P57" style:family="paragraph" style:parent-style-name="Standard">
      <style:text-properties fo:font-variant="normal" fo:text-transform="none" fo:color="#000000" fo:letter-spacing="normal" fo:font-style="normal" fo:font-weight="normal" officeooo:rsid="00207d1c" officeooo:paragraph-rsid="00269e43"/>
    </style:style>
    <style:style style:name="P58" style:family="paragraph" style:parent-style-name="Standard" style:list-style-name="L1">
      <style:text-properties fo:font-variant="normal" fo:text-transform="none" fo:color="#000000" fo:letter-spacing="normal" fo:font-style="normal" fo:font-weight="normal" officeooo:rsid="002082af" officeooo:paragraph-rsid="002082af"/>
    </style:style>
    <style:style style:name="P59" style:family="paragraph" style:parent-style-name="Standard">
      <style:text-properties fo:font-variant="normal" fo:text-transform="none" fo:color="#000000" fo:letter-spacing="normal" fo:font-style="normal" fo:font-weight="normal" officeooo:rsid="001d9aee" officeooo:paragraph-rsid="00253eb9"/>
    </style:style>
    <style:style style:name="P60" style:family="paragraph" style:parent-style-name="Standard">
      <style:text-properties fo:font-variant="normal" fo:text-transform="none" fo:color="#000000" fo:letter-spacing="normal" fo:font-style="normal" fo:font-weight="normal" officeooo:rsid="001d9aee" officeooo:paragraph-rsid="00298217"/>
    </style:style>
    <style:style style:name="P61" style:family="paragraph" style:parent-style-name="Standard">
      <style:text-properties fo:font-variant="normal" fo:text-transform="none" fo:color="#000000" style:font-name="Liberation Mono" fo:font-size="10pt" fo:letter-spacing="normal" fo:font-style="normal" fo:font-weight="bold" officeooo:rsid="001dc970" officeooo:paragraph-rsid="00253eb9" style:font-name-asian="Droid Sans Fallback1" style:font-size-asian="10pt" style:font-weight-asian="bold" style:font-name-complex="Liberation Mono" style:font-size-complex="10pt" style:font-weight-complex="bold"/>
    </style:style>
    <style:style style:name="P62" style:family="paragraph" style:parent-style-name="Standard">
      <style:text-properties officeooo:rsid="00207d1c" officeooo:paragraph-rsid="00253eb9"/>
    </style:style>
    <style:style style:name="P63" style:family="paragraph" style:parent-style-name="Standard">
      <style:text-properties officeooo:rsid="00207d1c" officeooo:paragraph-rsid="00269e43"/>
    </style:style>
    <style:style style:name="P64" style:family="paragraph" style:parent-style-name="Standard">
      <style:text-properties officeooo:rsid="00207d1c" officeooo:paragraph-rsid="0027dca7"/>
    </style:style>
    <style:style style:name="P65" style:family="paragraph" style:parent-style-name="Standard">
      <style:text-properties officeooo:rsid="00207d1c" officeooo:paragraph-rsid="00298217"/>
    </style:style>
    <style:style style:name="P66" style:family="paragraph" style:parent-style-name="Standard">
      <style:text-properties officeooo:rsid="001d9aee" officeooo:paragraph-rsid="001d9aee"/>
    </style:style>
    <style:style style:name="P67" style:family="paragraph" style:parent-style-name="Standard">
      <style:text-properties officeooo:rsid="001d9aee" officeooo:paragraph-rsid="00298217"/>
    </style:style>
    <style:style style:name="P68" style:family="paragraph" style:parent-style-name="Standard">
      <style:text-properties officeooo:rsid="001d9aee" officeooo:paragraph-rsid="002a4889"/>
    </style:style>
    <style:style style:name="P69" style:family="paragraph" style:parent-style-name="Standard">
      <style:text-properties officeooo:rsid="001d9aee" officeooo:paragraph-rsid="002bf700"/>
    </style:style>
    <style:style style:name="P70" style:family="paragraph" style:parent-style-name="Standard">
      <style:text-properties officeooo:rsid="001d9aee" officeooo:paragraph-rsid="002dc3c5"/>
    </style:style>
    <style:style style:name="P71" style:family="paragraph" style:parent-style-name="Standard">
      <style:text-properties officeooo:paragraph-rsid="00253eb9"/>
    </style:style>
    <style:style style:name="P72" style:family="paragraph" style:parent-style-name="Standard">
      <style:text-properties fo:font-weight="bold" officeooo:rsid="001dc970" officeooo:paragraph-rsid="00253eb9" style:font-weight-asian="bold" style:font-weight-complex="bold"/>
    </style:style>
    <style:style style:name="P73" style:family="paragraph" style:parent-style-name="Standard">
      <style:text-properties fo:font-weight="bold" officeooo:rsid="001dc970" officeooo:paragraph-rsid="00269e43" style:font-weight-asian="bold" style:font-weight-complex="bold"/>
    </style:style>
    <style:style style:name="P74" style:family="paragraph" style:parent-style-name="Standard">
      <style:text-properties officeooo:rsid="001dc970" officeooo:paragraph-rsid="00269e43"/>
    </style:style>
    <style:style style:name="P75" style:family="paragraph" style:parent-style-name="Standard">
      <style:text-properties officeooo:rsid="00253eb9" officeooo:paragraph-rsid="00253eb9"/>
    </style:style>
    <style:style style:name="P76" style:family="paragraph" style:parent-style-name="Standard">
      <style:text-properties officeooo:rsid="00253eb9" officeooo:paragraph-rsid="00269e43"/>
    </style:style>
    <style:style style:name="P77" style:family="paragraph" style:parent-style-name="Standard">
      <style:text-properties officeooo:paragraph-rsid="00269e43"/>
    </style:style>
    <style:style style:name="P78" style:family="paragraph" style:parent-style-name="Standard">
      <style:text-properties officeooo:paragraph-rsid="00298217"/>
    </style:style>
    <style:style style:name="P79" style:family="paragraph" style:parent-style-name="Standard">
      <style:text-properties officeooo:rsid="002dc3c5" officeooo:paragraph-rsid="002dc3c5"/>
    </style:style>
    <style:style style:name="P80" style:family="paragraph" style:parent-style-name="Text_20_body">
      <style:text-properties fo:font-variant="normal" fo:text-transform="none" fo:color="#000000" fo:letter-spacing="normal" fo:font-style="normal" fo:font-weight="normal" officeooo:rsid="00253eb9" officeooo:paragraph-rsid="00269e43"/>
    </style:style>
    <style:style style:name="P81" style:family="paragraph" style:parent-style-name="Text_20_body">
      <style:text-properties officeooo:rsid="00253eb9" officeooo:paragraph-rsid="00253eb9"/>
    </style:style>
    <style:style style:name="P82" style:family="paragraph" style:parent-style-name="Text_20_body">
      <style:text-properties officeooo:rsid="00253eb9" officeooo:paragraph-rsid="00298217"/>
    </style:style>
    <style:style style:name="P83" style:family="paragraph" style:parent-style-name="Text_20_body" style:list-style-name="L2">
      <style:paragraph-properties fo:line-height="100%"/>
      <style:text-properties officeooo:rsid="00253eb9" officeooo:paragraph-rsid="00298217"/>
    </style:style>
    <style:style style:name="P84" style:family="paragraph" style:parent-style-name="Text_20_body">
      <style:text-properties officeooo:rsid="00253eb9" officeooo:paragraph-rsid="002a4889"/>
    </style:style>
    <style:style style:name="P85" style:family="paragraph" style:parent-style-name="Text_20_body">
      <style:text-properties officeooo:rsid="00253eb9" officeooo:paragraph-rsid="002bf700"/>
    </style:style>
    <style:style style:name="P86" style:family="paragraph" style:parent-style-name="Text_20_body">
      <style:text-properties officeooo:rsid="00253eb9" officeooo:paragraph-rsid="002dc3c5"/>
    </style:style>
    <style:style style:name="P87" style:family="paragraph" style:parent-style-name="Text_20_body">
      <style:text-properties officeooo:paragraph-rsid="00269e43"/>
    </style:style>
    <style:style style:name="P88" style:family="paragraph" style:parent-style-name="Heading_20_3">
      <style:text-properties officeooo:rsid="001d9aee" officeooo:paragraph-rsid="001dc970"/>
    </style:style>
    <style:style style:name="P89" style:family="paragraph" style:parent-style-name="Heading_20_3">
      <style:text-properties officeooo:rsid="001d9aee" officeooo:paragraph-rsid="00253eb9"/>
    </style:style>
    <style:style style:name="P90" style:family="paragraph" style:parent-style-name="Heading_20_3">
      <style:text-properties officeooo:paragraph-rsid="001e99de"/>
    </style:style>
    <style:style style:name="P91" style:family="paragraph" style:parent-style-name="Heading_20_3">
      <style:text-properties officeooo:paragraph-rsid="001de769"/>
    </style:style>
    <style:style style:name="P92" style:family="paragraph" style:parent-style-name="Heading_20_3">
      <style:text-properties fo:font-variant="normal" fo:text-transform="none" fo:color="#000000" fo:letter-spacing="normal" fo:font-style="normal" fo:font-weight="normal" officeooo:rsid="001dc970" officeooo:paragraph-rsid="002082af"/>
    </style:style>
    <style:style style:name="P93" style:family="paragraph" style:parent-style-name="Heading_20_3">
      <style:text-properties officeooo:rsid="001dc970" officeooo:paragraph-rsid="001dc970"/>
    </style:style>
    <style:style style:name="P94" style:family="paragraph" style:parent-style-name="Heading_20_3">
      <style:text-properties officeooo:paragraph-rsid="001dc970"/>
    </style:style>
    <style:style style:name="P95" style:family="paragraph" style:parent-style-name="Heading_20_3">
      <style:text-properties officeooo:paragraph-rsid="00207d1c"/>
    </style:style>
    <style:style style:name="P96" style:family="paragraph" style:parent-style-name="Heading_20_3">
      <style:text-properties officeooo:paragraph-rsid="00253eb9"/>
    </style:style>
    <style:style style:name="P97" style:family="paragraph" style:parent-style-name="Heading_20_3">
      <style:text-properties fo:color="#808080"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P98" style:family="paragraph" style:parent-style-name="Heading_20_2">
      <style:text-properties officeooo:paragraph-rsid="001dc4b2"/>
    </style:style>
    <style:style style:name="P99" style:family="paragraph" style:parent-style-name="Heading_20_2">
      <style:text-properties officeooo:paragraph-rsid="002082af"/>
    </style:style>
    <style:style style:name="P100" style:family="paragraph" style:parent-style-name="Heading_20_2">
      <style:text-properties officeooo:rsid="001d9aee" officeooo:paragraph-rsid="00253eb9"/>
    </style:style>
    <style:style style:name="P101" style:family="paragraph" style:parent-style-name="Heading_20_2">
      <style:text-properties officeooo:rsid="001d9aee" officeooo:paragraph-rsid="00269e43"/>
    </style:style>
    <style:style style:name="P102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53eb9"/>
    </style:style>
    <style:style style:name="P103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3b9f6"/>
    </style:style>
    <style:style style:name="P104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69e43"/>
    </style:style>
    <style:style style:name="P105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7dca7"/>
    </style:style>
    <style:style style:name="P106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98217"/>
    </style:style>
    <style:style style:name="P107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a4889"/>
    </style:style>
    <style:style style:name="P108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bf700"/>
    </style:style>
    <style:style style:name="P109" style:family="paragraph" style:parent-style-name="Preformatted_20_Text">
      <style:text-properties fo:font-variant="normal" fo:text-transform="none" fo:color="#000000" fo:letter-spacing="normal" fo:font-style="normal" fo:font-weight="normal" officeooo:rsid="001dc970" officeooo:paragraph-rsid="002dc3c5"/>
    </style:style>
    <style:style style:name="P110" style:family="paragraph" style:parent-style-name="Preformatted_20_Text">
      <style:text-properties fo:font-variant="normal" fo:text-transform="none" fo:color="#000000" fo:letter-spacing="normal" fo:font-style="normal" fo:font-weight="normal" officeooo:rsid="001d9aee" officeooo:paragraph-rsid="00253eb9"/>
    </style:style>
    <style:style style:name="P111" style:family="paragraph" style:parent-style-name="Preformatted_20_Text">
      <style:text-properties fo:font-variant="normal" fo:text-transform="none" fo:color="#000000" fo:letter-spacing="normal" fo:font-style="normal" fo:font-weight="normal" officeooo:rsid="001d9aee" officeooo:paragraph-rsid="00253eb9" style:font-weight-asian="bold" style:font-weight-complex="bold"/>
    </style:style>
    <style:style style:name="P112" style:family="paragraph" style:parent-style-name="Preformatted_20_Text">
      <style:text-properties fo:font-variant="normal" fo:text-transform="none" fo:color="#000000" fo:letter-spacing="normal" fo:font-style="normal" fo:font-weight="normal" officeooo:rsid="001d9aee" officeooo:paragraph-rsid="0027dca7" style:font-weight-asian="bold" style:font-weight-complex="bold"/>
    </style:style>
    <style:style style:name="P113" style:family="paragraph" style:parent-style-name="Preformatted_20_Text">
      <style:text-properties fo:font-variant="normal" fo:text-transform="none" fo:color="#000000" fo:letter-spacing="normal" fo:font-style="normal" fo:font-weight="normal" officeooo:rsid="001d9aee" officeooo:paragraph-rsid="00298217" style:font-weight-asian="bold" style:font-weight-complex="bold"/>
    </style:style>
    <style:style style:name="P114" style:family="paragraph" style:parent-style-name="Preformatted_20_Text">
      <style:text-properties fo:font-variant="normal" fo:text-transform="none" fo:color="#000000" fo:letter-spacing="normal" fo:font-style="normal" fo:font-weight="normal" officeooo:rsid="00298217" officeooo:paragraph-rsid="00298217"/>
    </style:style>
    <style:style style:name="P115" style:family="paragraph" style:parent-style-name="Preformatted_20_Text">
      <style:text-properties fo:font-variant="normal" fo:text-transform="none" fo:color="#000000" fo:letter-spacing="normal" fo:font-style="normal" fo:font-weight="normal" officeooo:rsid="002bf700" officeooo:paragraph-rsid="002bf700"/>
    </style:style>
    <style:style style:name="P116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53eb9" style:font-weight-asian="bold" style:font-weight-complex="bold"/>
    </style:style>
    <style:style style:name="P117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69e43" style:font-weight-asian="bold" style:font-weight-complex="bold"/>
    </style:style>
    <style:style style:name="P118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7dca7" style:font-weight-asian="bold" style:font-weight-complex="bold"/>
    </style:style>
    <style:style style:name="P119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98217" style:font-weight-asian="bold" style:font-weight-complex="bold"/>
    </style:style>
    <style:style style:name="P120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a4889" style:font-weight-asian="bold" style:font-weight-complex="bold"/>
    </style:style>
    <style:style style:name="P121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bf700" style:font-weight-asian="bold" style:font-weight-complex="bold"/>
    </style:style>
    <style:style style:name="P122" style:family="paragraph" style:parent-style-name="Preformatted_20_Text">
      <style:text-properties fo:font-variant="normal" fo:text-transform="none" fo:color="#000000" fo:letter-spacing="normal" fo:font-style="normal" fo:font-weight="bold" officeooo:rsid="001dc970" officeooo:paragraph-rsid="002dc3c5" style:font-weight-asian="bold" style:font-weight-complex="bold"/>
    </style:style>
    <style:style style:name="P123" style:family="paragraph" style:parent-style-name="Preformatted_20_Text">
      <style:text-properties officeooo:rsid="001dc970" officeooo:paragraph-rsid="00269e43"/>
    </style:style>
    <style:style style:name="P124" style:family="paragraph" style:parent-style-name="Preformatted_20_Text">
      <style:text-properties officeooo:rsid="001dc970" officeooo:paragraph-rsid="00298217"/>
    </style:style>
    <style:style style:name="T1" style:family="text">
      <style:text-properties officeooo:rsid="001dc4b2"/>
    </style:style>
    <style:style style:name="T2" style:family="text">
      <style:text-properties officeooo:rsid="001dc970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dc970"/>
    </style:style>
    <style:style style:name="T5" style:family="text">
      <style:text-properties fo:font-variant="normal" fo:text-transform="none" fo:color="#000000" fo:letter-spacing="normal" fo:font-style="normal" fo:font-weight="normal" officeooo:rsid="001de769"/>
    </style:style>
    <style:style style:name="T6" style:family="text">
      <style:text-properties fo:font-variant="normal" fo:text-transform="none" fo:color="#000000" fo:letter-spacing="normal" fo:font-style="normal" fo:font-weight="normal" officeooo:rsid="001e99de"/>
    </style:style>
    <style:style style:name="T7" style:family="text">
      <style:text-properties fo:font-variant="normal" fo:text-transform="none" fo:color="#000000" fo:letter-spacing="normal" fo:font-style="normal" fo:font-weight="normal" officeooo:rsid="00269e43"/>
    </style:style>
    <style:style style:name="T8" style:family="text">
      <style:text-properties fo:font-variant="normal" fo:text-transform="none" fo:color="#000000" fo:letter-spacing="normal" fo:font-style="normal" fo:font-weight="normal" officeooo:rsid="0027dca7"/>
    </style:style>
    <style:style style:name="T9" style:family="text">
      <style:text-properties fo:font-variant="normal" fo:text-transform="none" fo:color="#000000" fo:letter-spacing="normal" fo:font-style="normal" fo:font-weight="normal" officeooo:rsid="002a4889"/>
    </style:style>
    <style:style style:name="T10" style:family="text">
      <style:text-properties fo:font-variant="normal" fo:text-transform="none" fo:color="#000000" fo:letter-spacing="normal" fo:font-style="normal" fo:font-weight="normal" officeooo:rsid="002bf700"/>
    </style:style>
    <style:style style:name="T11" style:family="text">
      <style:text-properties fo:font-variant="normal" fo:text-transform="none" fo:color="#000000" fo:letter-spacing="normal" fo:font-style="normal" fo:font-weight="normal" officeooo:rsid="002dc3c5"/>
    </style:style>
    <style:style style:name="T12" style:family="text">
      <style:text-properties fo:font-variant="normal" fo:text-transform="none" fo:color="#000000" style:font-name="Liberation Sans" fo:font-size="14pt" fo:letter-spacing="normal" fo:font-style="normal" fo:font-weight="normal" officeooo:rsid="001dc970" style:font-name-asian="Droid Sans Fallback" style:font-size-asian="14pt" style:font-weight-asian="bold" style:font-name-complex="FreeSans" style:font-size-complex="14pt" style:font-weight-complex="bold"/>
    </style:style>
    <style:style style:name="T13" style:family="text">
      <style:text-properties fo:font-variant="normal" fo:text-transform="none" fo:color="#000000" style:font-name="Liberation Sans" fo:font-size="14pt" fo:letter-spacing="normal" fo:font-style="normal" fo:font-weight="normal" officeooo:rsid="002a4889" style:font-name-asian="Droid Sans Fallback" style:font-size-asian="14pt" style:font-weight-asian="bold" style:font-name-complex="FreeSans" style:font-size-complex="14pt" style:font-weight-complex="bold"/>
    </style:style>
    <style:style style:name="T14" style:family="text">
      <style:text-properties fo:font-variant="normal" fo:text-transform="none" fo:letter-spacing="normal" fo:font-style="normal" officeooo:rsid="001dc970"/>
    </style:style>
    <style:style style:name="T15" style:family="text">
      <style:text-properties officeooo:rsid="001de76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c970" style:font-weight-asian="bold" style:font-weight-complex="bold"/>
    </style:style>
    <style:style style:name="T18" style:family="text">
      <style:text-properties officeooo:rsid="001e99de"/>
    </style:style>
    <style:style style:name="T19" style:family="text">
      <style:text-properties officeooo:rsid="00207d1c"/>
    </style:style>
    <style:style style:name="T20" style:family="text">
      <style:text-properties officeooo:rsid="0020b0b9"/>
    </style:style>
    <style:style style:name="T21" style:family="text">
      <style:text-properties officeooo:rsid="00226aee"/>
    </style:style>
    <style:style style:name="T22" style:family="text">
      <style:text-properties officeooo:rsid="0023b9f6"/>
    </style:style>
    <style:style style:name="T23" style:family="text">
      <style:text-properties officeooo:rsid="00253eb9"/>
    </style:style>
    <style:style style:name="T24" style:family="text">
      <style:text-properties officeooo:rsid="00269e43"/>
    </style:style>
    <style:style style:name="T25" style:family="text">
      <style:text-properties officeooo:rsid="0027dca7"/>
    </style:style>
    <style:style style:name="T26" style:family="text">
      <style:text-properties officeooo:rsid="00298217"/>
    </style:style>
    <style:style style:name="T27" style:family="text">
      <style:text-properties officeooo:rsid="002a4889"/>
    </style:style>
    <style:style style:name="T28" style:family="text">
      <style:text-properties officeooo:rsid="002bf700"/>
    </style:style>
    <style:style style:name="T29" style:family="text">
      <style:text-properties officeooo:rsid="002dc3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##MAPS##</text:p>
      <text:p text:style-name="P1"/>
      <text:p text:style-name="P1">L'architettura del sistema ##MAPS## , in linea con le evoluzioni previste dai web 2.0 e dallo sviluppo multi-piattaforma, si basa su un BackEnd centrale (MAPS-BE) che rende disponibile una serie di API che possono essere consumate dalle diverse implementazioni del FrontEnd (Sito Web di gestione, Sito per Mobile, Applicazioni di consultazioni) , permettendo di astrarre la logica applicativa dalla tecnilogia di implementazione del BackEnd</text:p>
      <text:p text:style-name="P1"/>
      <text:h text:style-name="Heading_20_2" text:outline-level="2"><text:span text:style-name="T1">EndPoint </text:span>/<text:span text:style-name="T1">admin </text:span></text:h>
      <text:p text:style-name="P5">Viene utilizzata per accedere ad un'interfaccia web di amministrazione del servizio.</text:p>
      <text:p text:style-name="P5">E' un'interfaccia interna da utilizzare per le operazioni di emergenza in caso di errori gravi o non ripristinabili attraverso le normali api</text:p>
      <text:p text:style-name="P5"/>
      <text:p text:style-name="P2">GET <text:s text:c="7"/>/admin/login(.:format)</text:p>
      <text:p text:style-name="P5">Pagina di login</text:p>
      <text:p text:style-name="P1"/>
      <text:p text:style-name="P2">POST <text:s text:c="6"/>/admin/login(.:format)</text:p>
      <text:p text:style-name="P5">Autentica l'amministratore e restituisce una sessione</text:p>
      <text:p text:style-name="P2"/>
      <text:p text:style-name="P2">DELETE|GET /admin/logout(.:format)</text:p>
      <text:p text:style-name="P5">Chiude la sessione corrente dell'amminitratore</text:p>
      <text:p text:style-name="P1"/>
      <text:p text:style-name="P1"/>
      <text:h text:style-name="P100" text:outline-level="2"><text:span text:style-name="T1">EndPoint <text:s/>/api – Gestione della configurazione</text:span></text:h>
      <text:p text:style-name="P87"><text:span text:style-name="T1">Tutte le chiamate seguenti accettano e restituiscono, ove non differemente specificato, dati in formato JSON (.:format == .json)</text:span></text:p>
      <text:p text:style-name="P81">L'accesso a questo endpoint è consentito solo agli utenti "amministratori"</text:p>
      <text:h text:style-name="P96" text:outline-level="3">GET|POST <text:s text:c="2"/>/api/config/getSections(.:format)</text:h>
      <text:p text:style-name="P75">Restituisce l'elenco delle sezioni "standard"</text:p>
      <text:p text:style-name="P72">paramentri in input:</text:p>
      <text:p text:style-name="P74">{"auth_token": STRING}</text:p>
      <text:p text:style-name="P71"><text:span text:style-name="T16">risposte</text:span>:</text:p>
      <text:p text:style-name="P77"><text:span text:style-name="T4">{error: STRING, data: [</text:span><text:span text:style-name="T7">{SECTION</text:span><text:span text:style-name="T4">}]}</text:span> <text:s text:c="3"/></text:p>
      <text:h text:style-name="P89" text:outline-level="3">GET|POST <text:s text:c="2"/>/api/config/getSectionFieldDetail(.:format)</text:h>
      <text:p text:style-name="P76">Restituisce l'elenco d<text:span text:style-name="T24">ei campi di una </text:span>sezion<text:span text:style-name="T24">e</text:span></text:p>
      <text:p text:style-name="P73">paramentri in input:</text:p>
      <text:p text:style-name="P74">{"auth_token": STRING, <text:span text:style-name="T24">"section_name":STRING</text:span>}</text:p>
      <text:p text:style-name="P77"><text:span text:style-name="T16">risposte</text:span>:</text:p>
      <text:p text:style-name="P77"><text:span text:style-name="T4">{error: STRING, data: [</text:span><text:span text:style-name="T7">{FIELD</text:span><text:span text:style-name="T4">}</text:span><text:span text:style-name="T7">]</text:span><text:span text:style-name="T4">}</text:span> <text:s text:c="3"/></text:p>
      <text:p text:style-name="P77"/>
      <text:h text:style-name="P98" text:outline-level="2"><text:span text:style-name="T1">EndPoint <text:s/></text:span>/<text:span text:style-name="T1">api – Gestione degli utenti</text:span></text:h>
      <text:p text:style-name="P36">Tutte le chiamate seguenti accettano e restituisco<text:span text:style-name="T18">n</text:span>o, ove non differemente specificato, dati in formato JSON <text:span text:style-name="T2">(.:format == .json)</text:span></text:p>
      <text:p text:style-name="P38">I dati sono relativi al museo per cui l'utente si è loggato (1 utente -&gt; 1 Museo)</text:p>
      <text:h text:style-name="Heading_20_3" text:outline-level="3"><text:soft-page-break/>POST <text:s text:c="6"/>/api/users/sign_in(.:format)</text:h>
      <text:p text:style-name="P21">Autentica l'operatore del museo e restituisce un token di autenticazione</text:p>
      <text:p text:style-name="P16">paramentri in input:</text:p>
      <text:p text:style-name="P21">{"user_login":{"email": STRING, "password":STRING}}</text:p>
      <text:p text:style-name="P15">risposte:</text:p>
      <text:p text:style-name="Standard">{ success: false, message: "Missing :email,:password <text:s/>parameter"},</text:p>
      <text:p text:style-name="Standard">{ success: false, message: "Error with your login or password"}</text:p>
      <text:p text:style-name="Standard">{ success: true, auth_token: STRING, email: STRING}</text:p>
      <text:p text:style-name="Standard"/>
      <text:h text:style-name="P88" text:outline-level="3">DELETE <text:s text:c="4"/>/api/users/sign_out(.:format)</text:h>
      <text:p text:style-name="P21">Conclude la sessione e cancella il token</text:p>
      <text:p text:style-name="P17">parametri in input:</text:p>
      <text:p text:style-name="P22">nessuno</text:p>
      <text:p text:style-name="P15">risposte:</text:p>
      <text:p text:style-name="Standard">{ success: true }</text:p>
      <text:h text:style-name="P90" text:outline-level="3">GET <text:s text:c="7"/>/api/museums/getProfile(.:format)</text:h>
      <text:p text:style-name="P25">Rstituisce i dati dell'utente collegato</text:p>
      <text:p text:style-name="P18">parametri in input:</text:p>
      <text:p text:style-name="P23">{"auth_token": STRING}</text:p>
      <text:p text:style-name="P20"><text:span text:style-name="T16">risposte</text:span>:</text:p>
      <text:p text:style-name="P20"><text:span text:style-name="T4">{error: STRING, data: </text:span><text:span text:style-name="T5">[</text:span><text:span text:style-name="T4">STRING]}</text:span></text:p>
      <text:h text:style-name="P91" text:outline-level="3">POST <text:s text:c="6"/>/api/museums/createUser(.:format) <text:s/></text:h>
      <text:p text:style-name="P29">Crea un utente per il museo dell'utente autenticato</text:p>
      <text:p text:style-name="P16">paramentri in input:</text:p>
      <text:p text:style-name="P21">{"auth_token": STRING, { "user":{"email":STRING, "password":STRING, "role":STRING, "cognome":STRING, "nome":STRING, "facolta":STRING, "nascita_data":STRING(YYYY-MM-DD), "nascita_luogo":STRING, "residenza_citta":STRING,"residenza_indirizzo":STRING,"telefono":STRING,"titolo_di_studio":STRING}}</text:p>
      <text:p text:style-name="Standard"><text:span text:style-name="T16">risposte</text:span>:</text:p>
      <text:p text:style-name="Standard"><text:span text:style-name="T4">{error: STRING, data: [STRING]}</text:span> <text:s text:c="15"/></text:p>
      <text:h text:style-name="P91" text:outline-level="3">POST <text:s text:c="6"/>/api/museums/destroyUser(.:format) <text:s text:c="2"/></text:h>
      <text:p text:style-name="P30">Cancella un utente del museo</text:p>
      <text:p text:style-name="P17">paramentri in input:</text:p>
      <text:p text:style-name="P22">{"auth_token": STRING, {"user":{"email": STRING, "confirm_email":STRING}}</text:p>
      <text:p text:style-name="P19"><text:span text:style-name="T16">risposte</text:span>:</text:p>
      <text:p text:style-name="Standard"><text:span text:style-name="T4">{error: STRING, data: [STRING]}</text:span> <text:s text:c="3"/></text:p>
      <text:h text:style-name="P91" text:outline-level="3">POST <text:s text:c="6"/>/api/museums/updateUser(.:format)</text:h>
      <text:p text:style-name="P30">Aggiorna un utente </text:p>
      <text:p text:style-name="P17">paramentri in input:</text:p>
      <text:p text:style-name="P22">{"auth_token": STRING, { "user":{"id":INTEGER, "email":STRING, "password":STRING, "role":STRING, "cognome":STRING, "nome":STRING, "facolta":STRING, "nascita_data":STRING(YYYY-MM-DD), "nascita_luogo":STRING, "residenza_citta":STRING,"residenza_indirizzo":STRING,"telefono":STRING,"titolo_di_studio":STRING}}</text:p>
      <text:p text:style-name="P19"><text:span text:style-name="T16">risposte</text:span>:</text:p>
      <text:p text:style-name="P6"><text:soft-page-break/>{error: STRING, data: [STRING]}</text:p>
      <text:p text:style-name="P6"/>
      <text:h text:style-name="P91" text:outline-level="3">GET <text:s text:c="7"/>/api/museums/getUsers(.:format)</text:h>
      <text:p text:style-name="P30">Restituisce l'elenco degli utenti del museo </text:p>
      <text:p text:style-name="P17">paramentri in input:</text:p>
      <text:p text:style-name="P22">{"auth_token": STRING}</text:p>
      <text:p text:style-name="P19"><text:span text:style-name="T16">risposte</text:span>:</text:p>
      <text:p text:style-name="P19"><text:span text:style-name="T4">{error: STRING, data: [</text:span><text:span text:style-name="T5">[</text:span><text:span text:style-name="T4">STRING</text:span><text:span text:style-name="T5">]</text:span><text:span text:style-name="T4">]}</text:span></text:p>
      <text:h text:style-name="P99" text:outline-level="2"/>
      <text:h text:style-name="P99" text:outline-level="2"><text:span text:style-name="T1">EndPoint <text:s/></text:span>/<text:span text:style-name="T1">api – Gestione dei Musei</text:span></text:h>
      <text:p text:style-name="P37">Tutte le chiamate seguenti accettano e restituisco<text:span text:style-name="T18">n</text:span>o, ove non differemente specificato, dati in formato JSON <text:span text:style-name="T2">(.:format == .json)</text:span></text:p>
      <text:p text:style-name="P39">I dati sono relativi al museo per cui l'utente si è loggato (1 utente -&gt; 1 Museo)</text:p>
      <text:h text:style-name="P92" text:outline-level="3"/>
      <text:p text:style-name="P8"/>
      <text:h text:style-name="P93" text:outline-level="3">GET <text:s text:c="7"/>/api/museums/getMuseumData(.:format)</text:h>
      <text:p text:style-name="P24">Restituisce i dati del museo </text:p>
      <text:p text:style-name="P42">paramentri in input:</text:p>
      <text:p text:style-name="P42"><text:tab/> {"auth_token": STRING}</text:p>
      <text:p text:style-name="P42">risposte:</text:p>
      <text:p text:style-name="P42"><text:tab/>{error: STRING, data: [STRING]}</text:p>
      <text:p text:style-name="P42"/>
      <text:h text:style-name="P94" text:outline-level="3">POST <text:s text:c="6"/>/api/museums/setMuseumData(.:format) <text:s text:c="2"/></text:h>
      <text:p text:style-name="P24">Permette di aggiornare i dati di un museo </text:p>
      <text:p text:style-name="P42">paramentri in input:</text:p>
      <text:p text:style-name="P40"><text:span text:style-name="T2"><text:tab/> {"auth_token": STRING, {"museum": { "name":STRING, "city":STRING, "website": STRING ,"address":STRING,"telephone":STRING,"logo":STRING, "curatore":STRING, "edificio":STRING, "fax":STRING, "email":STRING, "orario":STRING, "descrizione":STRING, "nome_direttore":STRING, "staff":STRING}, </text:span><text:span text:style-name="T17">"delete_image":true</text:span><text:span text:style-name="T2"> }, </text:span></text:p>
      <text:p text:style-name="P40"><text:tab/><text:span text:style-name="T15">oppure</text:span></text:p>
      <text:p text:style-name="P110"><text:span text:style-name="T15">"Content-Type: multipart/form-data", auth_token=STRING, museum[name]=STRING, museum[city]=STRING ...., image=RAWDATA </text:span><text:tab/></text:p>
      <text:p text:style-name="P40"/>
      <text:p text:style-name="P42">risposte:</text:p>
      <text:p text:style-name="P42"><text:tab/>{error: <text:span text:style-name="T15">[</text:span>STRING<text:span text:style-name="T15">]</text:span>, data: [STRING]}</text:p>
      <text:p text:style-name="P42"/>
      <text:h text:style-name="P99" text:outline-level="2"><text:span text:style-name="T1">EndPoint <text:s/></text:span>/<text:span text:style-name="T1">api – Gestione dei cataloghi</text:span></text:h>
      <text:p text:style-name="P37">Tutte le chiamate seguenti accettano e restituisco<text:span text:style-name="T18">n</text:span>o, ove non differemente specificato, dati in formato JSON <text:span text:style-name="T2">(.:format == .json)</text:span></text:p>
      <text:p text:style-name="P39">I dati sono relativi al museo per cui l'utente si è loggato (1 utente -&gt; 1 Museo)</text:p>
      <text:h text:style-name="P90" text:outline-level="3">GET <text:s text:c="7"/>/api/museums/getCatalogs(.:format)</text:h>
      <text:p text:style-name="P25">Restituiesce l'elenco dei cataloghi del museo</text:p>
      <text:p text:style-name="P43">paramentri in input:</text:p>
      <text:p text:style-name="P43"><text:tab/> {"auth_token": STRING}</text:p>
      <text:p text:style-name="P43">risposte:</text:p>
      <text:p text:style-name="P43"><text:soft-page-break/><text:tab/>{error: <text:span text:style-name="T18">STRING</text:span>, data: [STRING]}</text:p>
      <text:h text:style-name="P90" text:outline-level="3">POST <text:s text:c="6"/>/api/museums/createCatalog(.:format)</text:h>
      <text:p text:style-name="P25">Permette di creare un nuovo catalogo e di inizializzarlo</text:p>
      <text:p text:style-name="P43">paramentri in input:</text:p>
      <text:p text:style-name="P43"><text:tab/> {"auth_token": STRING, "catalog":STRING}</text:p>
      <text:p text:style-name="P43">risposte:</text:p>
      <text:p text:style-name="P43"><text:tab/>{error: <text:span text:style-name="T18">nill</text:span>, data: [STRING]}</text:p>
      <text:h text:style-name="P90" text:outline-level="3">GET <text:s text:c="7"/>/api/museums/getSections(.:format)</text:h>
      <text:p text:style-name="P26">Restituisce l'elenco delle sezioni e dei campi di un catalogo o del catalogo di default . E' possibile utilizzare il parametro FILTER per ottenere un elenco già filtrato in base agli attributi della sezione. I filtri possono essere impostati con NOME_CAMPO + "_" + OPERATORE. Per il dettaglio degli operatori si veda la sintassi AREL (https://github.com/rails/arel)</text:p>
      <text:p text:style-name="P3"/>
      <text:p text:style-name="P49">paramentri in input:</text:p>
      <text:p text:style-name="P41"><text:span text:style-name="T2">{"auth_token": STRING, "catalog":STRING, "filter": {FIELD_OPERATOR: STRING, FIELD_OPERATOR: STRING}}</text:span></text:p>
      <text:p text:style-name="P43"><text:span text:style-name="T16">risposte</text:span>:</text:p>
      <text:p text:style-name="P43"><text:tab/>{error: <text:span text:style-name="T18">nill</text:span>, data: [<text:span text:style-name="T19">{SECTION}</text:span>]}</text:p>
      <text:h text:style-name="P90" text:outline-level="3">GET <text:s text:c="7"/>/api/museums/getSectionDetail(.:format)</text:h>
      <text:p text:style-name="P26">Restituisce l'elenco dei campi di una sezione o di tutte le sezioni se specificato il nome "*". . E' possibile utilizzare il parametro FILTER per ottenere un elenco già filtrato in base agli attributi dei campi delle sezioni. I filtri possono essere impostati con NOME_CAMPO + "_" + OPERATORE. Per il dettaglio degli operatori si veda la sintassi AREL (https://github.com/rails/arel)</text:p>
      <text:p text:style-name="P4"/>
      <text:p text:style-name="P50">paramentri in input:</text:p>
      <text:p text:style-name="P44">{"auth_token": STRING, "catalog":STRING, , "section":[*|STRING] , "filter": {FIELD_OPERATOR: STRING, FIELD_OPERATOR: STRING}}</text:p>
      <text:p text:style-name="P44"><text:span text:style-name="T16">risposte</text:span>:</text:p>
      <text:p text:style-name="P44"><text:tab/>{error: <text:span text:style-name="T18">nill</text:span>, data: [<text:span text:style-name="T19">{FIELD}</text:span>]}</text:p>
      <text:h text:style-name="P90" text:outline-level="3">POST <text:s text:c="6"/>/api/museums/createSection(.:format)</text:h>
      <text:p text:style-name="P31">Permette di creare una nuova sezione custom per il catalogo specificato</text:p>
      <text:p text:style-name="P4"/>
      <text:p text:style-name="P50">paramentri in input:</text:p>
      <text:p text:style-name="P44">{"auth_token": STRING, "catalog":STRING, , "section":STRING}</text:p>
      <text:p text:style-name="P44"><text:span text:style-name="T16">risposte</text:span>:</text:p>
      <text:p text:style-name="P44"><text:tab/>{error: <text:span text:style-name="T18">nill</text:span>, data: <text:span text:style-name="T19">{SECTION}</text:span>}</text:p>
      <text:h text:style-name="P90" text:outline-level="3">POST <text:s text:c="6"/>/api/museums/deleteSection(.:format)</text:h>
      <text:p text:style-name="P31">Permette di cancellare una sezione custom per il catalogo specificato</text:p>
      <text:p text:style-name="P4"/>
      <text:p text:style-name="P50">paramentri in input:</text:p>
      <text:p text:style-name="P44">{"auth_token": STRING, "catalog":STRING, , "section":STRING}</text:p>
      <text:p text:style-name="P44"><text:span text:style-name="T16">risposte</text:span>:</text:p>
      <text:p text:style-name="P44">{error: <text:span text:style-name="T18">nill</text:span>, data: <text:span text:style-name="T19">STRING | {SECTION}</text:span>}</text:p>
      <text:p text:style-name="P44"/>
      <text:h text:style-name="P95" text:outline-level="3">POST <text:s text:c="6"/>/api/museums/updateSection(.:format)</text:h>
      <text:p text:style-name="P31">Permette di aggiornare i dati di una sezione per il catalogo specificato</text:p>
      <text:p text:style-name="P7"/>
      <text:p text:style-name="P50">paramentri in input:</text:p>
      <text:p text:style-name="P44">{"auth_token": STRING, "catalog":STRING, , "section":STRING, "data":{FIELD: STRING}}</text:p>
      <text:p text:style-name="P44"><text:span text:style-name="T16">risposte</text:span>:</text:p>
      <text:p text:style-name="P44"><text:soft-page-break/>{error: <text:span text:style-name="T18">nill</text:span>, data: <text:span text:style-name="T19">SECTION</text:span>}</text:p>
      <text:h text:style-name="P95" text:outline-level="3">POST <text:s text:c="6"/>/api/museums/addFieldToSection(.:format)</text:h>
      <text:p text:style-name="P32">Permette di aggiungere dei campi custom ad una sezione per il catalogo specificato. Possono essere impostati gli attributi del campo, come ad esempio:</text:p>
      <text:list xml:id="list953590795040617196" text:style-name="L1">
        <text:list-item>
          <text:p text:style-name="P55">stampa_a</text:p>
        </text:list-item>
        <text:list-item>
          <text:p text:style-name="P55">stampa_b</text:p>
        </text:list-item>
        <text:list-item>
          <text:p text:style-name="P55">position</text:p>
        </text:list-item>
        <text:list-item>
          <text:p text:style-name="P55">options</text:p>
        </text:list-item>
        <text:list-item>
          <text:p text:style-name="P55">option_key</text:p>
        </text:list-item>
        <text:list-item>
          <text:p text:style-name="P55">field_label</text:p>
        </text:list-item>
        <text:list-item>
          <text:p text:style-name="P58">mobile</text:p>
        </text:list-item>
        <text:list-item>
          <text:p text:style-name="P58">open_data</text:p>
        </text:list-item>
        <text:list-item>
          <text:p text:style-name="P58">mandatory</text:p>
        </text:list-item>
      </text:list>
      <text:p text:style-name="P14"/>
      <text:p text:style-name="P10"/>
      <text:p text:style-name="P50">paramentri in input:</text:p>
      <text:p text:style-name="P45">{"auth_token": STRING, "catalog":STRING, , "section":STRING, FIELD_ATTRIBUTE: STRING, FIELD_ATTRIBUTE: STRING... }</text:p>
      <text:p text:style-name="P44"><text:span text:style-name="T16">risposte</text:span>:</text:p>
      <text:p text:style-name="P44">{error: <text:span text:style-name="T18">nill</text:span>, data: <text:span text:style-name="T19">FIELD</text:span>}</text:p>
      <text:p text:style-name="P44"/>
      <text:h text:style-name="P90" text:outline-level="3">POST <text:s text:c="6"/>/api/museums/removeFieldFromSection(.:format)</text:h>
      <text:p text:style-name="P32">Permette di rimuovere un canmpo custom ad una sezione per il catalogo specificato</text:p>
      <text:p text:style-name="P9"/>
      <text:p text:style-name="P51">paramentri in input:</text:p>
      <text:p text:style-name="P45">{"auth_token": STRING, "catalog":STRING, , "section":STRING, field_id: INTEGER}</text:p>
      <text:p text:style-name="P45"><text:span text:style-name="T16">risposte</text:span>:</text:p>
      <text:p text:style-name="P45">{error: <text:span text:style-name="T18">nill</text:span>, data: <text:span text:style-name="T19">FIELD</text:span>}</text:p>
      <text:h text:style-name="P90" text:outline-level="3">POST <text:s text:c="6"/>/api/museums/setFieldDetails(.:format)</text:h>
      <text:p text:style-name="P32">Permette di modificare gli attributi di un campo inuna specifica sezoine</text:p>
      <text:p text:style-name="P9"/>
      <text:p text:style-name="P51">paramentri in input:</text:p>
      <text:p text:style-name="P45">{"auth_token": STRING, "catalog":STRING, , "section":STRING, field_id: INTEGER, FIELD_ATTRIBUTE: STRING, FIELD_ATTRIBUTE: STRING... }</text:p>
      <text:p text:style-name="P45"><text:span text:style-name="T16">risposte</text:span>:</text:p>
      <text:p text:style-name="P45">{error: <text:span text:style-name="T18">nill</text:span>, data: <text:span text:style-name="T19">FIELD</text:span>}</text:p>
      <text:h text:style-name="P90" text:outline-level="3"/>
      <text:h text:style-name="P99" text:outline-level="2"><text:span text:style-name="T1">EndPoint <text:s/></text:span>/<text:span text:style-name="T1">api – Gestione delle schede</text:span></text:h>
      <text:p text:style-name="P37">Tutte le chiamate seguenti accettano e restituisco<text:span text:style-name="T18">n</text:span>o, ove non differemente specificato, dati in formato JSON <text:span text:style-name="T2">(.:format == .json)</text:span></text:p>
      <text:p text:style-name="P39">I dati sono relativi al museo per cui l'utente si è loggato (1 utente -&gt; 1 Museo)</text:p>
      <text:h text:style-name="P90" text:outline-level="3">GET <text:s text:c="7"/>/api/museums/getCard(.:format)</text:h>
      <text:p text:style-name="P33">Permette di ottenere i dati di dettaglio di una specifica scheda</text:p>
      <text:p text:style-name="P11"/>
      <text:p text:style-name="P52">paramentri in input:</text:p>
      <text:p text:style-name="P47">{"auth_token": STRING, (ID:INTEGER|id_codscheda:STRING)}</text:p>
      <text:p text:style-name="P46"><text:span text:style-name="T16">risposte</text:span>:</text:p>
      <text:p text:style-name="P46">{error: <text:span text:style-name="T18">nill</text:span>, data: <text:span text:style-name="T20">{CARD}</text:span>}</text:p>
      <text:h text:style-name="P90" text:outline-level="3"><text:soft-page-break/>POST <text:s text:c="6"/>/api/museums/findCard(.:format)</text:h>
      <text:p text:style-name="P34">Permette di effettuare una ricerca di schede in base a dei paramentri di filtro. </text:p>
      <text:p text:style-name="P27">I filtri possono essere impostati con NOME_CAMPO + "_" + OPERATORE. Per il dettaglio degli operatori si veda la sintassi AREL (https://github.com/rails/arel)</text:p>
      <text:p text:style-name="P12"/>
      <text:p text:style-name="P53">paramentri in input:</text:p>
      <text:p text:style-name="P47">{"auth_token": STRING, "filter":{ FIELD_ATTRIBUTE_OPERATOR: VALUE}}</text:p>
      <text:p text:style-name="P47"><text:span text:style-name="T16">risposte</text:span>:</text:p>
      <text:p text:style-name="P47">{error: <text:span text:style-name="T18">nill</text:span>, data: <text:span text:style-name="T21">[{CARD}]</text:span>}</text:p>
      <text:h text:style-name="P90" text:outline-level="3">POST <text:s text:c="6"/>/api/museums/saveCard(.:format)</text:h>
      <text:p text:style-name="P35">Permette di effettuare <text:span text:style-name="T22">il salvataggio di una scheda</text:span>. </text:p>
      <text:p text:style-name="P28">I filtri possono essere impostati con NOME_CAMPO + "_" + OPERATORE. Per il dettaglio degli operatori si veda la sintassi AREL (https://github.com/rails/arel)</text:p>
      <text:p text:style-name="P13"/>
      <text:p text:style-name="P54">paramentri in input:</text:p>
      <text:p text:style-name="P48">{"auth_token": STRING, "filter":{ FIELD_ATTRIBUTE_OPERATOR: VALUE}}</text:p>
      <text:p text:style-name="P48"><text:span text:style-name="T16">risposte</text:span>:</text:p>
      <text:p text:style-name="P48">{error: <text:span text:style-name="T18">nill</text:span>, data: <text:span text:style-name="T21">[{CARD}]</text:span>}</text:p>
      <text:h text:style-name="P90" text:outline-level="3">POST <text:s text:c="6"/>/api/museums/deleteCard(.:format)</text:h>
      <text:p text:style-name="P62">Permette di <text:span text:style-name="T23">eliminare una </text:span>scheda</text:p>
      <text:p text:style-name="P56"/>
      <text:p text:style-name="P116">paramentri in input:</text:p>
      <text:p text:style-name="P102">{"auth_token": STRING, ID:INTEGER}</text:p>
      <text:p text:style-name="P102"><text:span text:style-name="T16">risposte</text:span>:</text:p>
      <text:p text:style-name="P102">{error: <text:span text:style-name="T18">nill</text:span>, data: <text:span text:style-name="T23">STRING</text:span>}</text:p>
      <text:h text:style-name="P90" text:outline-level="3">POST <text:s text:c="6"/>/api/museums/saveImage(.:format)</text:h>
      <text:p text:style-name="P81">Permette di inserire un'immagine legata ad una scheda come link oppure effettuando lìupload di un file</text:p>
      <text:p text:style-name="P116">paramentri in input:</text:p>
      <text:p text:style-name="P102">{"auth_token": STRING, "<text:span text:style-name="T23">card_id"</text:span>:INTEGER, <text:span text:style-name="T23">"image_data":{"label":STRING, "link":STRING, "tipologia":STRING}}'</text:span></text:p>
      <text:p text:style-name="P61">oppure</text:p>
      <text:p text:style-name="P110"><text:span text:style-name="T15">"Content-Type: multipart/form-data", auth_token=STRING, card_id=INTEGER, image_data[label]=STRING,......, image_file=RAWDATA </text:span><text:tab/></text:p>
      <text:p text:style-name="P110"/>
      <text:p text:style-name="P102"><text:span text:style-name="T16">risposte</text:span>:</text:p>
      <text:p text:style-name="P59"><text:span text:style-name="T2">{error: nill, data: STRING}</text:span></text:p>
      <text:p text:style-name="P59"/>
      <text:h text:style-name="P90" text:outline-level="3">POST <text:s text:c="6"/>/api/museums/deleteImage(.:format)</text:h>
      <text:p text:style-name="P62">Permette di <text:span text:style-name="T23">eliminare un'immagine associata ad una </text:span>scheda</text:p>
      <text:p text:style-name="P56"/>
      <text:p text:style-name="P116">paramentri in input:</text:p>
      <text:p text:style-name="P102">{"auth_token": STRING, "<text:span text:style-name="T23">card_id"</text:span>:INTEGER, "<text:span text:style-name="T23">image_id":INTEGER</text:span>}</text:p>
      <text:p text:style-name="P102"><text:span text:style-name="T16">risposte</text:span>:</text:p>
      <text:p text:style-name="P102">{error: <text:span text:style-name="T18">nill</text:span>, data: <text:span text:style-name="T23">STRING</text:span>}</text:p>
      <text:h text:style-name="P90" text:outline-level="3">POST <text:s text:c="6"/>/api/museums/import(.:format)</text:h>
      <text:p text:style-name="P62">Permette di <text:span text:style-name="T23">effettuare l'import di massa di un file excel su un museo</text:span></text:p>
      <text:p text:style-name="P56"/>
      <text:p text:style-name="P116">paramentri in input:</text:p>
      <text:p text:style-name="P111"><text:span text:style-name="T15">"Content-Type: multipart/form-data", auth_token=STRING, excel_file=RAWDATA </text:span></text:p>
      <text:p text:style-name="P102"><text:span text:style-name="T16">risposte</text:span>:</text:p>
      <text:p text:style-name="P102"><text:soft-page-break/>{error: <text:span text:style-name="T18">nill</text:span>, data: <text:span text:style-name="T23">STRING</text:span>}</text:p>
      <text:p text:style-name="P102"/>
      <text:h text:style-name="P101" text:outline-level="2"><text:span text:style-name="T1">EndPoint <text:s/>/api – Consultazione </text:span></text:h>
      <text:p text:style-name="P87"><text:span text:style-name="T1">Tutte le chiamate seguenti accettano e restituiscono, ove non differemente specificato, dati in formato JSON (.:format == .json)</text:span></text:p>
      <text:p text:style-name="P80">L'accesso a questo endpoint è consentito solo agli utenti "<text:span text:style-name="T24">pubblici</text:span>" <text:span text:style-name="T24">registrati sull'applicazione living_museum</text:span></text:p>
      <text:h text:style-name="Heading_20_3" text:outline-level="3">POST <text:s text:c="6"/>/api/living_museum/createUser(.:format)</text:h>
      <text:p text:style-name="P63">Permette di <text:span text:style-name="T24">registrare un nuovo utente dell'applicazione </text:span></text:p>
      <text:p text:style-name="P57"/>
      <text:p text:style-name="P117">paramentri in input:</text:p>
      <text:p text:style-name="P112"><text:span text:style-name="T23">{"email":STRING, "first_name":STRING, "last_name":STRING, "password":STRING} </text:span></text:p>
      <text:p text:style-name="P104"><text:span text:style-name="T16">risposte</text:span>:</text:p>
      <text:p text:style-name="P123"><text:span text:style-name="T3">{error: </text:span><text:span text:style-name="T6">nill</text:span><text:span text:style-name="T3">, data: </text:span><text:span text:style-name="T8">{USER}</text:span><text:span text:style-name="T3">}</text:span></text:p>
      <text:h text:style-name="Heading_20_3" text:outline-level="3"><text:span text:style-name="T24">POST</text:span> <text:s text:c="7"/>/api/living_museum_users/sign_in(.:format)</text:h>
      <text:p text:style-name="P64">Permette di <text:span text:style-name="T25">autenticarsi all'applicazione </text:span></text:p>
      <text:p text:style-name="P118">paramentri in input:</text:p>
      <text:p text:style-name="P112"><text:span text:style-name="T23">{"user_login":{"email":STRING, "password":STRING}} </text:span></text:p>
      <text:p text:style-name="P105"><text:span text:style-name="T16">risposte</text:span>:</text:p>
      <text:p text:style-name="P78">{ success: false, message: "Missing :email,:password <text:s/>parameter"},</text:p>
      <text:p text:style-name="P78">{ success: false, message: "Error with your login or password"}</text:p>
      <text:p text:style-name="P124"><text:span text:style-name="T3">{ success: true, auth_token: STRING}</text:span></text:p>
      <text:p text:style-name="P124"/>
      <text:h text:style-name="Heading_20_3" text:outline-level="3">DELETE <text:s text:c="4"/>/api/living_museum_users/sign_out(.:format)</text:h>
      <text:p text:style-name="P65">Permette di <text:span text:style-name="T26">effettuare il logouy dall'applicazione </text:span></text:p>
      <text:p text:style-name="P119">paramentri in input:</text:p>
      <text:p text:style-name="P113"><text:span text:style-name="T23">{} </text:span></text:p>
      <text:p text:style-name="P106"><text:span text:style-name="T16">risposte</text:span>:</text:p>
      <text:p text:style-name="P78">{ success: <text:span text:style-name="T26">true</text:span>}</text:p>
      <text:p text:style-name="P78"/>
      <text:p text:style-name="P78"/>
      <text:h text:style-name="Heading_20_3" text:outline-level="3">POST <text:s text:c="6"/>/api/living_museum/requestResetPassword(.:format)</text:h>
      <text:p text:style-name="P82">Permette di <text:span text:style-name="T26">richiedere una mail in caso di perdita della password </text:span></text:p>
      <text:p text:style-name="P119">paramentri in input:</text:p>
      <text:p text:style-name="P106">{"auth_token": STRING, "<text:span text:style-name="T26">email"</text:span>:<text:span text:style-name="T26">STRING}</text:span></text:p>
      <text:p text:style-name="P106"><text:span text:style-name="T16">risposte</text:span>:</text:p>
      <text:p text:style-name="P60"><text:span text:style-name="T2">{error: nill, data: STRING}</text:span></text:p>
      <text:h text:style-name="Heading_20_3" text:outline-level="3">POST <text:s text:c="6"/>/api/living_museum/resetPassword(.:format)</text:h>
      <text:p text:style-name="P82">Permette di <text:span text:style-name="T26">modificare l'attuale password o reimpostarla in base ad un token inviato per mail </text:span></text:p>
      <text:p text:style-name="P119">paramentri in input:</text:p>
      <text:p text:style-name="P106"><text:span text:style-name="T26">{"living_museum_user":{"new_password":STRING,"reset_password_token":STRING}}</text:span></text:p>
      <text:p text:style-name="P114"><text:tab/>oppure</text:p>
      <text:p text:style-name="P106">{"auth_token": STRING, <text:span text:style-name="T26">"living_museum_user":{"new_password":OLD_PASSWORD, "reset_password_token":NEW_PASSWORD}}</text:span></text:p>
      <text:p text:style-name="P106"/>
      <text:p text:style-name="P106"><text:span text:style-name="T16">risposte</text:span>:</text:p>
      <text:p text:style-name="P67"><text:span text:style-name="T4">{error: nill, data: {USER}}</text:span></text:p>
      <text:p text:style-name="P67"><text:span text:style-name="T4"/></text:p>
      <text:h text:style-name="Heading_20_3" text:outline-level="3"><text:soft-page-break/>GET <text:s text:c="7"/>/api/living_museum/searchCards(.:format)</text:h>
      <text:p text:style-name="P82">Permette di <text:span text:style-name="T26">effettuare la ricerca delle schede pubbliche e validate. La ricerca viene eseguita con una stringa di ricerca e può essere raffinata in base ai valori di:</text:span></text:p>
      <text:list xml:id="list8844369581451219858" text:style-name="L2">
        <text:list-item>
          <text:p text:style-name="P83"><text:span text:style-name="T26">localita</text:span></text:p>
        </text:list-item>
        <text:list-item>
          <text:p text:style-name="P83"><text:span text:style-name="T26">regione</text:span></text:p>
        </text:list-item>
        <text:list-item>
          <text:p text:style-name="P83"><text:span text:style-name="T26">stato</text:span></text:p>
        </text:list-item>
        <text:list-item>
          <text:p text:style-name="P83"><text:span text:style-name="T26">nazione</text:span></text:p>
        </text:list-item>
        <text:list-item>
          <text:p text:style-name="P83"><text:span text:style-name="T26">epoca</text:span></text:p>
        </text:list-item>
        <text:list-item>
          <text:p text:style-name="P83"><text:span text:style-name="T26">data assoluta</text:span></text:p>
        </text:list-item>
        <text:list-item>
          <text:p text:style-name="P83"><text:span text:style-name="T26">museo</text:span></text:p>
        </text:list-item>
      </text:list>
      <text:p text:style-name="P82"/>
      <text:p text:style-name="P119">paramentri in input:</text:p>
      <text:p text:style-name="P107">{"auth_token": STRING, <text:span text:style-name="T26">"q":STRING, "epoca":[STRING], "regione":[STRING], "localita": [STRING], "stato":[STRING], "nazione":[STRING], "dt_assoluta":[STRING], "museum_id":[STRING] , "limit":INTEGER}</text:span></text:p>
      <text:p text:style-name="P106"/>
      <text:p text:style-name="P106"><text:span text:style-name="T16">risposte</text:span>:</text:p>
      <text:p text:style-name="P67"><text:span text:style-name="T4">{error: nill, data: </text:span><text:span text:style-name="T9">[</text:span><text:span text:style-name="T4">{</text:span><text:span text:style-name="T9">CARD</text:span><text:span text:style-name="T4">}</text:span><text:span text:style-name="T9">]</text:span><text:span text:style-name="T4">}</text:span></text:p>
      <text:h text:style-name="P97" text:outline-level="3"><text:span text:style-name="T14">GET <text:s text:c="7"/>/api/living_museum/getCard(.:format)</text:span></text:h>
      <text:p text:style-name="P84">Permette di <text:span text:style-name="T27">ottenere il dettaglio di una scheda in base al suo id:</text:span></text:p>
      <text:p text:style-name="P84"/>
      <text:p text:style-name="P120">paramentri in input:</text:p>
      <text:p text:style-name="P107">{"auth_token": STRING, <text:span text:style-name="T26">"id":INTEGER}</text:span></text:p>
      <text:p text:style-name="P107"/>
      <text:p text:style-name="P107"><text:span text:style-name="T16">risposte</text:span>:</text:p>
      <text:p text:style-name="P68"><text:span text:style-name="T12">{error: nill, data: {</text:span><text:span text:style-name="T13">CARD</text:span><text:span text:style-name="T12">}}</text:span></text:p>
      <text:p text:style-name="P68"><text:span text:style-name="T12"/></text:p>
      <text:h text:style-name="Heading_20_3" text:outline-level="3">POST <text:s text:c="6"/>/api/living_museum/saveSearch(.:format)</text:h>
      <text:p text:style-name="P85">Permette di <text:span text:style-name="T28">salvare od aggiornare una ricerca, definendola pubblica o privata</text:span></text:p>
      <text:p text:style-name="P85"/>
      <text:p text:style-name="P121">paramentri in input:</text:p>
      <text:p text:style-name="P108">{"auth_token": STRING, <text:span text:style-name="T26">"q":STRING, "epoca":[STRING], "regione":[STRING], "localita": [STRING], "stato":[STRING], "nazione":[STRING], "dt_assoluta":[STRING], "museum_id":[STRING] , "limit":INTEGER, "is_public":("0"|"1")}</text:span></text:p>
      <text:p text:style-name="P115">oppure</text:p>
      <text:p text:style-name="P108">{"auth_token": STRING, <text:span text:style-name="T28">search_id:INTEGER, "q":STRING, "epoca":[STRING], "regione":[STRING], "localita": [STRING], "stato":[STRING], "nazione":[STRING], "dt_assoluta":[STRING], "museum_id":[STRING] , "limit":INTEGER, "is_public":("0"|"1")}</text:span></text:p>
      <text:p text:style-name="P108"><text:span text:style-name="T16">risposte</text:span>:</text:p>
      <text:p text:style-name="P69"><text:span text:style-name="T4">{error: nill, data: {</text:span><text:span text:style-name="T10">SEARCH</text:span><text:span text:style-name="T4">}}</text:span></text:p>
      <text:h text:style-name="Heading_20_3" text:outline-level="3">GET <text:s text:c="7"/>/api/living_museum/getSearch(.:format)</text:h>
      <text:p text:style-name="P86">Permette di <text:span text:style-name="T29">caricare una ricerca salvata privata oppure pubblica </text:span></text:p>
      <text:p text:style-name="P86"/>
      <text:p text:style-name="P122">paramentri in input:</text:p>
      <text:p text:style-name="P109">{"auth_token": STRING, <text:span text:style-name="T26">"search_id":INTEGER}</text:span></text:p>
      <text:p text:style-name="P109"/>
      <text:p text:style-name="P109"><text:span text:style-name="T16">risposte</text:span>:</text:p>
      <text:p text:style-name="P70"><text:span text:style-name="T4">{error: nill, data: {</text:span><text:span text:style-name="T10">SEARCH</text:span><text:span text:style-name="T4">}}</text:span></text:p>
      <text:p text:style-name="P70"><text:span text:style-name="T4"/></text:p>
      <text:h text:style-name="Heading_20_3" text:outline-level="3"><text:soft-page-break/>GET <text:s text:c="7"/>/api/living_museum/listSearch(.:format)</text:h>
      <text:p text:style-name="P86">Permette di <text:span text:style-name="T29">elencare tutte le proprie ricerche <text:s/>private e tutte le ricerche pubbliche </text:span></text:p>
      <text:p text:style-name="P86"><text:tab/></text:p>
      <text:p text:style-name="P122">paramentri in input:</text:p>
      <text:p text:style-name="P109">{"auth_token": STRING, <text:span text:style-name="T26">"public_search_limit":INTEGER}</text:span></text:p>
      <text:p text:style-name="P109"/>
      <text:p text:style-name="P109"><text:span text:style-name="T16">risposte</text:span>:</text:p>
      <text:p text:style-name="P70"><text:span text:style-name="T4">{error: nill, </text:span><text:span text:style-name="T11">private: [</text:span><text:span text:style-name="T4">{</text:span><text:span text:style-name="T10">SEARCH</text:span><text:span text:style-name="T4">}</text:span><text:span text:style-name="T11">], public: [</text:span><text:span text:style-name="T4">{</text:span><text:span text:style-name="T10">SEARCH</text:span><text:span text:style-name="T4">}</text:span><text:span text:style-name="T11">]</text:span><text:span text:style-name="T4">}</text:span></text:p>
      <text:p text:style-name="P70"><text:span text:style-name="T4"/></text:p>
      <text:h text:style-name="Heading_20_3" text:outline-level="3">POST <text:s text:c="6"/>/api/living_museum/deleteSearch(.:format)</text:h>
      <text:p text:style-name="P86">Permette di <text:span text:style-name="T29">cancellare una proprio ricerca (privata oppure pubblica )</text:span></text:p>
      <text:p text:style-name="P86"/>
      <text:p text:style-name="P122">paramentri in input:</text:p>
      <text:p text:style-name="P109">{"auth_token": STRING, <text:span text:style-name="T26">"search_id":INTEGER}</text:span></text:p>
      <text:p text:style-name="P109"/>
      <text:p text:style-name="P109"><text:span text:style-name="T16">risposte</text:span>:</text:p>
      <text:p text:style-name="P70"><text:span text:style-name="T4">{error: nill, data: </text:span><text:span text:style-name="T11">STRING</text:span><text:span text:style-name="T4">}</text:span></text:p>
      <text:p text:style-name="P70"><text:span text:style-name="T4"/></text:p>
      <text:h text:style-name="Heading_20_3" text:outline-level="3">GET|POST <text:s text:c="2"/>/api/living_museum/exportCards.<text:span text:style-name="T29">xml</text:span></text:h>
      <text:p text:style-name="P86">Permette di <text:span text:style-name="T29">generare un export in formato LIDO </text:span></text:p>
      <text:p text:style-name="P86"/>
      <text:p text:style-name="P122">paramentri in input:</text:p>
      <text:p text:style-name="P109">{"auth_token": STRING, <text:span text:style-name="T26">"card_ids":[INTEGER]}</text:span></text:p>
      <text:p text:style-name="P109"/>
      <text:p text:style-name="P109"><text:span text:style-name="T16">risposte</text:span>:</text:p>
      <text:p text:style-name="P79"><text:span text:style-name="T4">S</text:span><text:span text:style-name="T3">tream XML</text:span></text:p>
      <text:h text:style-name="Heading_20_3" text:outline-level="3">GET|POST <text:s text:c="2"/>/api/living_museum/downloadLidoXml.<text:span text:style-name="T29">xml</text:span></text:h>
      <text:p text:style-name="P86">Permette di <text:span text:style-name="T29">generare un export in formato LIDO </text:span></text:p>
      <text:p text:style-name="P86"/>
      <text:p text:style-name="P122">paramentri in input:</text:p>
      <text:p text:style-name="P109">{"auth_token": STRING, <text:span text:style-name="T26">"card_ids":[INTEGER]}</text:span></text:p>
      <text:p text:style-name="P109"/>
      <text:p text:style-name="P109"><text:span text:style-name="T16">risposte</text:span>:</text:p>
      <text:p text:style-name="P79"><text:span text:style-name="T3">Download file</text:span><text:span text:style-name="T11"> X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4:19:15.925823305</meta:creation-date>
    <dc:date>2014-10-22T10:50:25.059566359</dc:date>
    <meta:editing-duration>PT1H4M16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9" meta:paragraph-count="306" meta:word-count="1627" meta:character-count="14709" meta:non-whitespace-character-count="13057"/>
  </office:meta>
</office:document-meta>
</file>